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6b98" officeooo:paragraph-rsid="00006b98"/>
    </style:style>
    <style:style style:name="P2" style:family="paragraph" style:parent-style-name="Standard">
      <style:paragraph-properties fo:text-align="start" style:justify-single-word="false"/>
      <style:text-properties officeooo:rsid="00006b98" officeooo:paragraph-rsid="0003e95f"/>
    </style:style>
    <style:style style:name="P3" style:family="paragraph" style:parent-style-name="Standard">
      <style:paragraph-properties fo:text-align="end" style:justify-single-word="false"/>
      <style:text-properties fo:font-size="10pt" officeooo:rsid="00006b98" officeooo:paragraph-rsid="00006b98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4pt" officeooo:rsid="00006b98" officeooo:paragraph-rsid="00006b98" style:font-size-asian="14pt" style:font-size-complex="14pt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006b98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05de1a"/>
    </style:style>
    <style:style style:name="P7" style:family="paragraph" style:parent-style-name="Standard">
      <style:paragraph-properties fo:text-align="start" style:justify-single-word="false"/>
      <style:text-properties officeooo:rsid="0003e95f" officeooo:paragraph-rsid="0003e95f"/>
    </style:style>
    <style:style style:name="T1" style:family="text">
      <style:text-properties officeooo:rsid="0005de1a"/>
    </style:style>
    <style:style style:name="T2" style:family="text">
      <style:text-properties fo:font-variant="normal" fo:text-transform="none" fo:color="#666666" style:font-name="arial" fo:font-size="12pt" fo:letter-spacing="normal" fo:font-style="normal" fo:font-weight="normal" officeooo:rsid="0005de1a"/>
    </style:style>
    <style:style style:name="T3" style:family="text">
      <style:text-properties officeooo:rsid="0006fa4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ing-Jui Hsu <text:s text:c="3"/><text:line-break/>MatrNr 351218</text:p>
      <text:p text:style-name="P4">Numerical Methods for PDE</text:p>
      <text:p text:style-name="P4">The Result of Homework <text:span text:style-name="T1">2</text:span></text:p>
      <text:p text:style-name="P1"/>
      <text:list xml:id="list8935223314789332992" text:style-name="L1">
        <text:list-header>
          <text:p text:style-name="P5"/>
          <text:p text:style-name="P5"/>
        </text:list-header>
        <text:list-item>
          <text:p text:style-name="P6"><text:span text:style-name="T1">When N=20 and n</text:span><text:span text:style-name="T2">τ</text:span><text:span text:style-name="T1">=0.2, the maximum error is 0.005082.<text:line-break/>When N=200 and n</text:span><text:span text:style-name="T2">τ</text:span><text:span text:style-name="T1">=0.2, the maximum error is 0.000050. </text:span></text:p>
        </text:list-item>
      </text:list>
      <text:p text:style-name="P2"/>
      <text:p text:style-name="P2"/>
      <text:p text:style-name="P7"><text:tab/>To run the source code, please <text:span text:style-name="T3">compile it with -lm command and then </text:span>use N as the command line argu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17:36:22.304521534</meta:creation-date>
    <dc:date>2014-11-17T15:48:02.082713445</dc:date>
    <meta:editing-duration>PT52S</meta:editing-duration>
    <meta:editing-cycles>8</meta:editing-cycles>
    <meta:generator>LibreOffice/4.2.7.2$Linux_X86_64 LibreOffice_project/420m0$Build-2</meta:generator>
    <meta:document-statistic meta:table-count="0" meta:image-count="0" meta:object-count="0" meta:page-count="1" meta:paragraph-count="7" meta:word-count="54" meta:character-count="293" meta:non-whitespace-character-count="241"/>
  </office:meta>
</office:document-meta>
</file>